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0ccde"/>
    </style:style>
    <style:style style:name="P2" style:family="paragraph" style:parent-style-name="Standard">
      <style:text-properties officeooo:rsid="0010ccde" officeooo:paragraph-rsid="0010ccde"/>
    </style:style>
    <style:style style:name="P3" style:family="paragraph" style:parent-style-name="Standard" style:list-style-name="L1">
      <style:text-properties officeooo:paragraph-rsid="0010ccde"/>
    </style:style>
    <style:style style:name="P4" style:family="paragraph" style:parent-style-name="Standard" style:list-style-name="L1">
      <style:text-properties officeooo:rsid="001131c1" officeooo:paragraph-rsid="001131c1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style:font-name="lucidatypewriter" fo:font-size="10pt" officeooo:rsid="0010ccde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officeooo:rsid="0010ccd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y(1)=ka*y(16)*(KN-y(1))* ka20/(ka20*y(9))-ki*y(1) <text:s/></text:span></text:p>
      <text:p text:style-name="P2"><text:span text:style-name="T1">Let (KN-y(1)) = y(20)</text:span></text:p>
      <text:p text:style-name="P2"><text:span text:style-name="T1">Let ka*ka20/(ka20+y(9) = Exp1</text:span></text:p>
      <text:p text:style-name="P1"><text:span text:style-name="T1">dy(1)=</text:span><text:span text:style-name="T2">Exp1</text:span><text:span text:style-name="T1">*y(16)*</text:span><text:span text:style-name="T2">y(20)</text:span><text:span text:style-name="T1">-ki*y(1) <text:s text:c="24"/></text:span></text:p>
      <text:p text:style-name="P1"><text:span text:style-name="T3">%active IKKK kinase </text:span></text:p>
      <text:p text:style-name="P1"><text:span text:style-name="T3"/></text:p>
      <text:p text:style-name="P1"><text:span text:style-name="T1">dy(2)=-y(1)^2*k1*y(2)+k4*(KNN-y(2)-y(3)-y(4))</text:span></text:p>
      <text:p text:style-name="P1"><text:span text:style-name="T2">Let (KNN-y(2)-y(3)-y(4)) = y(21)</text:span></text:p>
      <text:p text:style-name="P1"><text:span text:style-name="T2">dy(2)=-y(1)^2*k1*y(2)+k4*y(21) </text:span><text:span text:style-name="T1"><text:s text:c="32"/></text:span></text:p>
      <text:p text:style-name="P1"><text:span text:style-name="T1"><text:s/></text:span><text:span text:style-name="T3">%neutral IKK <text:s text:c="2"/></text:span></text:p>
      <text:p text:style-name="P1"><text:span text:style-name="T3"/></text:p>
      <text:p text:style-name="P1"><text:span text:style-name="T1"><text:s/>dy(3)=y(1)^2*k1*y(2)-k3*y(3)*(k2+y(9))/k2 <text:s text:c="35"/></text:span></text:p>
      <text:p text:style-name="P1"><text:span text:style-name="T1"><text:s/></text:span><text:span text:style-name="T3">%free active IKK <text:s text:c="47"/></text:span></text:p>
      <text:p text:style-name="P1"><text:span text:style-name="T3"><text:s text:c="38"/></text:span></text:p>
      <text:p text:style-name="P1"><text:span text:style-name="T1"><text:s/>dy(4)=k3*y(3)*(k2+y(9))/k2-k4*y(4) <text:s text:c="43"/></text:span></text:p>
      <text:p text:style-name="P1"><text:span text:style-name="T3">%inactive IKK <text:s text:c="2"/></text:span></text:p>
      <text:p text:style-name="Standard"><text:span text:style-name="T1"><text:s/></text:span></text:p>
      <text:p text:style-name="P1"><text:span text:style-name="T1"><text:s/>dy(5)=a2*y(3)*y(11)-tp*y(5) <text:s text:c="50"/></text:span></text:p>
      <text:p text:style-name="P1"><text:span text:style-name="T3">%Phospo-IkBa cytoplasmic </text:span></text:p>
      <text:p text:style-name="P1"><text:span text:style-name="T3"/></text:p>
      <text:p text:style-name="P1"><text:span text:style-name="T1"><text:s/>dy(6)=a3*y(3)*y(14)-tp*y(6) <text:s text:c="50"/></text:span></text:p>
      <text:p text:style-name="P1"><text:span text:style-name="T3">%cytoplasmic (phospho-IkBa|NF-kB) </text:span></text:p>
      <text:p text:style-name="P1"><text:span text:style-name="T3"/></text:p>
      <text:p text:style-name="P1"><text:span text:style-name="T1">dy(7)=c6a*y(14)-a1*y(7)*y(11)+tp*y(6)-i1*y(7) <text:s text:c="32"/></text:span></text:p>
      <text:p text:style-name="P1"><text:span text:style-name="T3">%free cytoplasmic NfkB</text:span></text:p>
      <text:p text:style-name="P1"><text:span text:style-name="T3"/></text:p>
      <text:p text:style-name="P1"><text:span text:style-name="T1">dy(8)=i1*y(7)-a1*kv*y(12)*y(8) <text:s text:c="47"/></text:span></text:p>
      <text:p text:style-name="P1"><text:span text:style-name="T3">%free nuclear NfkB</text:span></text:p>
      <text:p text:style-name="P1"><text:span text:style-name="T3"/></text:p>
      <text:p text:style-name="P1"><text:span text:style-name="T1">dy(9)=c4*y(10)-c5*y(9) <text:s text:c="55"/></text:span></text:p>
      <text:p text:style-name="P1"><text:span text:style-name="T3">%cytoplasmic A20</text:span></text:p>
      <text:p text:style-name="P1"><text:span text:style-name="T3"/></text:p>
      <text:p text:style-name="P1"><text:span text:style-name="T1">dy(10)=c1*y(17)-c3*y(10) <text:s text:c="57"/></text:span></text:p>
      <text:p text:style-name="P1"><text:span text:style-name="T3">%A20 transcript</text:span></text:p>
      <text:p text:style-name="P1"><text:span text:style-name="T3"/></text:p>
      <text:p text:style-name="P1"><text:span text:style-name="T1">dy(11)=-a2*y(3)*y(11)-a1*y(11)*y(7)+c4*y(13)-c5a*y(11)-i1a*y(11)+e1a*y(12) <text:s text:c="3"/></text:span></text:p>
      <text:p text:style-name="P1"><text:span text:style-name="T3">%free cytoplasmic IkBa</text:span></text:p>
      <text:p text:style-name="P1"><text:span text:style-name="T3"/></text:p>
      <text:p text:style-name="P1"><text:span text:style-name="T1">dy(12)=-a1*kv*y(12)*y(8)+i1a*y(11)-e1a*y(12) <text:s text:c="33"/></text:span></text:p>
      <text:p text:style-name="P1"><text:span text:style-name="T3">%free nuclear IkBan</text:span></text:p>
      <text:p text:style-name="P1"><text:span text:style-name="T3"/></text:p>
      <text:p text:style-name="P1"><text:span text:style-name="T1">dy(13)=c1a*y(18)-c3*y(13) <text:s text:c="55"/></text:span></text:p>
      <text:p text:style-name="P1"><text:span text:style-name="T3">%IkBa transcript</text:span></text:p>
      <text:p text:style-name="P1"><text:span text:style-name="T3"/></text:p>
      <text:p text:style-name="P1"><text:span text:style-name="T1">dy(14)=a1*y(11)*y(7)-c6a*y(14)-a3*y(3)*y(14)+e2a*y(15) <text:s text:c="23"/></text:span></text:p>
      <text:p text:style-name="P1"><text:span text:style-name="T3">%cytoplasmic (IkBa|NFkB) complex</text:span></text:p>
      <text:p text:style-name="P1"><text:span text:style-name="T3"/></text:p>
      <text:p text:style-name="P1"><text:span text:style-name="T1">dy(15)=a1*kv*y(12)*y(8)-e2a*y(15) <text:s text:c="44"/></text:span></text:p>
      <text:p text:style-name="P1"><text:span text:style-name="T3">%nuclear (IkBa|NFkB) complex</text:span></text:p>
      <text:p text:style-name="P1"><text:span text:style-name="T1"><text:s/></text:span></text:p>
      <text:p text:style-name="P1"><text:span text:style-name="T1">dy(16)=kb*y(19)*(M-y(16))-kf*y(16)</text:span></text:p>
      <text:p text:style-name="P1"><text:span text:style-name="T2">Let (M-y(16)) = y(22)</text:span></text:p>
      <text:p text:style-name="P1"><text:span text:style-name="T2">dy(16)=kn*y(19)*y(22)-kf*y(16)</text:span><text:span text:style-name="T1"> <text:s text:c="43"/></text:span></text:p>
      <text:p text:style-name="P1"><text:span text:style-name="T3">%Active receptors</text:span></text:p>
      <text:p text:style-name="P1"/>
      <text:p text:style-name="P1"/>
      <text:p text:style-name="P1"><text:span text:style-name="T3"/></text:p>
      <text:p text:style-name="P1"><text:soft-page-break/><text:span text:style-name="T1">dy(17)=q1*y(8)*(AN-y(17))-q2*y(12)*y(17)</text:span></text:p>
      <text:p text:style-name="P1"><text:span text:style-name="T2">Let (AN-y(17))=y(23)</text:span></text:p>
      <text:p text:style-name="P1"><text:span text:style-name="T1">dy(17)=q1*y(8)*</text:span><text:span text:style-name="T2">y(23)</text:span><text:span text:style-name="T1">-q2*y(12)*y(17) <text:s text:c="36"/></text:span></text:p>
      <text:p text:style-name="P1"><text:span text:style-name="T3">%A20 gene state</text:span></text:p>
      <text:p text:style-name="P1"><text:span text:style-name="T3"/></text:p>
      <text:p text:style-name="P1"><text:span text:style-name="T1">dy(18)=q1*y(8)*(ANa-y(18))-q2*y(12)*y(18)</text:span></text:p>
      <text:p text:style-name="P1"><text:span text:style-name="T2">let (Ana-y(18))=y(24)</text:span></text:p>
      <text:p text:style-name="P1"><text:span text:style-name="T2">dy(18)=q1*y(8)*y(24)-q2*y(12)*y(18)</text:span><text:span text:style-name="T1"> <text:s text:c="36"/></text:span></text:p>
      <text:p text:style-name="P1"><text:span text:style-name="T3">%IkBa gene state</text:span></text:p>
      <text:p text:style-name="P1"><text:span text:style-name="T3"/></text:p>
      <text:p text:style-name="P1"><text:span text:style-name="T1">dy(19)=-Tdeg*y(19) <text:s text:c="59"/></text:span></text:p>
      <text:p text:style-name="P1"><text:span text:style-name="T3">%extracellular TNF</text:span></text:p>
      <text:p text:style-name="Standard"><text:span text:style-name="T1"><text:s/></text:span></text:p>
      <text:p text:style-name="Standard"><text:span text:style-name="T1"><text:s/></text:span></text:p>
      <text:p text:style-name="P1"><text:span text:style-name="T2">Omitted ODEs</text:span></text:p>
      <text:p text:style-name="P1"/>
      <text:p text:style-name="P1"><text:span text:style-name="T1">dy(20)=q1r*y(8)*(ANR-y(20))-(q2rr+q2r*y(12))*y(20) <text:s text:c="21"/></text:span><text:span text:style-name="T3">% Reporter gene state </text:span></text:p>
      <text:p text:style-name="Standard"><text:span text:style-name="T1">dy(21)=c1r*y(20)-c3r*y(21) <text:s text:c="45"/></text:span><text:span text:style-name="T3">% Reporter transcript <text:s/></text:span></text:p>
      <text:p text:style-name="Standard"/>
      <text:p text:style-name="Standard"/>
      <text:p text:style-name="P2">Added ODEs</text:p>
      <text:p text:style-name="P2">dy(20)=-Exp1*y(16)*y(22)</text:p>
      <text:p text:style-name="P2"/>
      <text:p text:style-name="P2">dy(21)=-kb*y(19)*y(22)</text:p>
      <text:p text:style-name="P2"/>
      <text:p text:style-name="P2">dy(23)=-q1*y(8)*y(23)</text:p>
      <text:p text:style-name="P2"/>
      <text:p text:style-name="P2">dy(24)=-q2*y(8)*y(24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List of Reactions</text:p>
      <text:p text:style-name="P2"/>
      <text:list xml:id="list177661328017672730" text:style-name="L1">
        <text:list-item>
          <text:p text:style-name="P3"><text:span text:style-name="T4">y(1) &gt; ki &gt; None</text:span></text:p>
        </text:list-item>
        <text:list-item>
          <text:p text:style-name="P4">2y(1) + y(2) &gt; k1 &gt; 2y(1) +y(3)</text:p>
        </text:list-item>
        <text:list-item>
          <text:p text:style-name="P4">y(3) &gt; k3 &gt; y(4)</text:p>
        </text:list-item>
        <text:list-item>
          <text:p text:style-name="P4">y(3) + y(9) &gt; k3/k2 &gt; y(9) + y(4)</text:p>
        </text:list-item>
        <text:list-item>
          <text:p text:style-name="P4">y(4) &gt; k4 &gt; y(21)</text:p>
        </text:list-item>
        <text:list-item>
          <text:p text:style-name="P4">y(5) &gt; tp &gt; None</text:p>
        </text:list-item>
        <text:list-item>
          <text:p text:style-name="P4">y(6) &gt; tp &gt; y(7)</text:p>
        </text:list-item>
        <text:list-item>
          <text:p text:style-name="P4">None &gt; c6a &gt; y(14)</text:p>
        </text:list-item>
        <text:list-item>
          <text:p text:style-name="P4">y(7) &gt; i1 &gt; y(8)</text:p>
        </text:list-item>
        <text:list-item>
          <text:p text:style-name="P4">y(8) + y(12) &gt; a1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4:13:18.749617364</meta:creation-date>
    <dc:date>2015-06-25T14:54:30.706476876</dc:date>
    <meta:editing-duration>PT9M51S</meta:editing-duration>
    <meta:editing-cycles>1</meta:editing-cycles>
    <meta:document-statistic meta:table-count="0" meta:image-count="0" meta:object-count="0" meta:page-count="3" meta:paragraph-count="73" meta:word-count="180" meta:character-count="2800" meta:non-whitespace-character-count="1745"/>
    <meta:generator>LibreOffice/4.2.8.2$Linux_X86_64 LibreOffice_project/420m0$Build-2</meta:generator>
  </office:meta>
</office:document-meta>
</file>